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text « hello span style » after the colon has character style « Variable » applied : <text:span text:style-name="Variable">hello span style</text:span> end.</text:p>
      <text:p text:style-name="Signature"/>
      <text:p text:style-name="Standard"><office:annotation><dc:creator>Auteur inconnu</dc:creator><dc:date>2015-04-15T09:10:55</dc:date><text:p text:style-name="P1"><text:span text:style-name="T1">do text</text:span></text:p><text:p text:style-name="P1"><text:span text:style-name="T1">from xhtml(xhtmlInput)</text:span></text:p></office:annotation>Here we incorporate a chunk of HTML where a « span » tag has class « Variable » to test application of character sty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Signature" style:family="paragraph" style:parent-style-name="Standard" style:class="text">
      <style:paragraph-properties text:number-lines="false" text:line-number="0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09:06:50</meta:creation-date>
    <dc:date>2017-01-31T16:30:32.055173310</dc:date>
    <meta:editing-duration>PT5M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" meta:word-count="46" meta:character-count="230" meta:non-whitespace-character-count="186"/>
  </office:meta>
</office:document-meta>
</file>